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6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85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7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54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8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0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7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7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3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7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05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045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9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7.4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612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1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5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9.968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9.177cm" svg:height="0.767cm" svg:x="15.917cm" svg:y="9.525cm">
          <text:p text:style-name="P1"><text:span text:style-name="T1">Setup UI (views and viewab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404cm" svg:height="0.766cm" svg:x="36.4cm" svg:y="18.2cm">
          <text:p text:style-name="P1"><text:span text:style-name="T1">Setup Canva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296cm" svg:height="0.766cm" svg:x="18.404cm" svg:y="14.934cm">
          <text:p text:style-name="P1"><text:span text:style-name="T1">Setup Edi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5.096cm" svg:height="0.766cm" svg:x="23.104cm" svg:y="14.934cm">
          <text:p text:style-name="P1"><text:span text:style-name="T1">Setup Editor Autocomple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5.4cm" svg:height="0.767cm" svg:x="35.3cm" svg:y="14.9cm">
          <text:p text:style-name="P1"><text:span text:style-name="T1">Setup Eng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6cm" svg:height="0.767cm" svg:x="13.4cm" svg:y="14.9cm">
          <text:p text:style-name="P1"><text:span text:style-name="T1">Setup Exampl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6.3cm" svg:height="0.767cm" svg:x="8.2cm" svg:y="4.61cm">
          <text:p text:style-name="P1"><text:span text:style-name="T1">Setup Giveawa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5.3cm" svg:height="0.767cm" svg:x="20.2cm" svg:y="18.1cm">
          <text:p text:style-name="P1"><text:span text:style-name="T1">Setup Inpu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9cm" svg:height="0.767cm" svg:x="9cm" svg:y="14.9cm">
          <text:p text:style-name="P1"><text:span text:style-name="T1">Setup Lua Consol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9.288cm" svg:height="0.767cm" svg:x="26.876cm" svg:y="4.625cm">
          <text:p text:style-name="P1"><text:span text:style-name="T1">Setup Lua Emula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4.604cm" svg:height="0.766cm" svg:x="26.1cm" svg:y="18.134cm">
          <text:p text:style-name="P1"><text:span text:style-name="T1">Setup Output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8.573cm" svg:height="0.767cm" svg:x="16.21cm" svg:y="4.625cm">
          <text:p text:style-name="P1"><text:span text:style-name="T1">Setup Storage / Load Configur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6" draw:id="id16" draw:layer="layout" svg:width="4.5cm" svg:height="0.767cm" svg:x="31.3cm" svg:y="18.133cm">
          <text:p text:style-name="P1"><text:span text:style-name="T1">Setup Properti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4" draw:id="id4" draw:layer="layout" svg:width="8cm" svg:height="0.767cm" svg:x="16.5cm" svg:y="6.9cm">
          <text:p text:style-name="P1"><text:span text:style-name="T1">Setup Sha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8" draw:id="id18" draw:layer="layout" svg:width="5.164cm" svg:height="0.767cm" svg:x="29cm" svg:y="6.433cm">
          <text:p text:style-name="P1"><text:span text:style-name="T1">Setup Stormworks Lua API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" draw:id="id7" draw:layer="layout" svg:width="3.7cm" svg:height="0.766cm" svg:x="4.9cm" svg:y="14.934cm">
          <text:p text:style-name="P1"><text:span text:style-name="T1">Setup UI Buil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2" draw:id="id12" draw:layer="layout" svg:width="6.1cm" svg:height="0.767cm" svg:x="28.7cm" svg:y="14.933cm">
          <text:p text:style-name="P1"><text:span text:style-name="T1">Setup Others (minor stuff in yyy.js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" draw:id="id1" draw:layer="layout" svg:width="10.496cm" svg:height="0.767cm" svg:x="15.211cm" svg:y="1.4cm">
          <text:p text:style-name="P1"><text:span text:style-name="T1">Page Load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line" svg:x1="20.459cm" svg:y1="2.167cm" svg:x2="11.35cm" svg:y2="4.61cm" draw:start-shape="id1" draw:start-glue-point="2" draw:end-shape="id2" draw:end-glue-point="0" svg:d="M20459 2167l-9109 2443" svg:viewBox="0 0 9110 2444">
          <text:p/>
        </draw:connector>
        <draw:connector draw:style-name="gr19" draw:text-style-name="P3" draw:layer="layout" draw:type="line" svg:x1="20.459cm" svg:y1="2.167cm" svg:x2="20.496cm" svg:y2="4.625cm" draw:start-shape="id1" draw:start-glue-point="2" draw:end-shape="id3" draw:end-glue-point="0" svg:d="M20459 2167l37 2458" svg:viewBox="0 0 38 2459">
          <text:p/>
        </draw:connector>
        <draw:connector draw:style-name="gr19" draw:text-style-name="P3" draw:layer="layout" draw:type="line" svg:x1="20.5cm" svg:y1="7.667cm" svg:x2="20.505cm" svg:y2="9.525cm" draw:start-shape="id4" draw:start-glue-point="2" draw:end-shape="id5" draw:end-glue-point="0" svg:d="M20500 7667l5 1858" svg:viewBox="0 0 6 1859">
          <text:p/>
        </draw:connector>
        <draw:connector draw:style-name="gr19" draw:text-style-name="P3" draw:layer="layout" draw:type="line" svg:x1="20.496cm" svg:y1="5.392cm" svg:x2="20.5cm" svg:y2="6.9cm" draw:start-shape="id3" draw:start-glue-point="2" draw:end-shape="id4" draw:end-glue-point="0" svg:d="M20496 5392l4 1508" svg:viewBox="0 0 5 1509">
          <text:p/>
        </draw:connector>
        <draw:connector draw:style-name="gr19" draw:text-style-name="P3" draw:layer="layout" draw:type="line" svg:x1="20.459cm" svg:y1="2.167cm" svg:x2="31.52cm" svg:y2="4.625cm" draw:start-shape="id1" draw:start-glue-point="2" draw:end-shape="id6" draw:end-glue-point="0" svg:d="M20459 2167l11061 2458" svg:viewBox="0 0 11062 2459">
          <text:p/>
        </draw:connector>
        <draw:connector draw:style-name="gr19" draw:text-style-name="P3" draw:layer="layout" draw:type="line" svg:x1="20.505cm" svg:y1="10.292cm" svg:x2="6.75cm" svg:y2="14.934cm" draw:start-shape="id5" draw:start-glue-point="2" draw:end-shape="id7" draw:end-glue-point="0" svg:d="M20505 10292l-13755 4642" svg:viewBox="0 0 13756 4643">
          <text:p/>
        </draw:connector>
        <draw:connector draw:style-name="gr19" draw:text-style-name="P3" draw:layer="layout" draw:type="line" svg:x1="20.505cm" svg:y1="10.292cm" svg:x2="10.95cm" svg:y2="14.9cm" draw:start-shape="id5" draw:start-glue-point="2" draw:end-shape="id8" draw:end-glue-point="0" svg:d="M20505 10292l-9555 4608" svg:viewBox="0 0 9556 4609">
          <text:p/>
        </draw:connector>
        <draw:connector draw:style-name="gr19" draw:text-style-name="P3" draw:layer="layout" draw:type="line" svg:x1="20.505cm" svg:y1="10.292cm" svg:x2="15.7cm" svg:y2="14.9cm" draw:start-shape="id5" draw:start-glue-point="2" draw:end-shape="id9" draw:end-glue-point="0" svg:d="M20505 10292l-4805 4608" svg:viewBox="0 0 4806 4609">
          <text:p/>
        </draw:connector>
        <draw:connector draw:style-name="gr19" draw:text-style-name="P3" draw:layer="layout" draw:type="line" svg:x1="20.505cm" svg:y1="10.292cm" svg:x2="20.552cm" svg:y2="14.934cm" draw:start-shape="id5" draw:start-glue-point="2" draw:end-shape="id10" draw:end-glue-point="0" svg:d="M20505 10292l47 4642" svg:viewBox="0 0 48 4643">
          <text:p/>
        </draw:connector>
        <draw:connector draw:style-name="gr19" draw:text-style-name="P3" draw:layer="layout" draw:type="line" svg:x1="20.505cm" svg:y1="10.292cm" svg:x2="25.652cm" svg:y2="14.934cm" draw:start-shape="id5" draw:start-glue-point="2" draw:end-shape="id11" draw:end-glue-point="0" svg:d="M20505 10292l5147 4642" svg:viewBox="0 0 5148 4643">
          <text:p/>
        </draw:connector>
        <draw:connector draw:style-name="gr19" draw:text-style-name="P3" draw:layer="layout" draw:type="line" svg:x1="20.505cm" svg:y1="10.292cm" svg:x2="31.75cm" svg:y2="14.933cm" draw:start-shape="id5" draw:start-glue-point="2" draw:end-shape="id12" draw:end-glue-point="0" svg:d="M20505 10292l11245 4641" svg:viewBox="0 0 11246 4642">
          <text:p/>
        </draw:connector>
        <draw:connector draw:style-name="gr19" draw:text-style-name="P3" draw:layer="layout" draw:type="line" svg:x1="20.505cm" svg:y1="10.292cm" svg:x2="38cm" svg:y2="14.9cm" draw:start-shape="id5" draw:start-glue-point="2" draw:end-shape="id13" draw:end-glue-point="0" svg:d="M20505 10292l17495 4608" svg:viewBox="0 0 17496 4609">
          <text:p/>
        </draw:connector>
        <draw:connector draw:style-name="gr19" draw:text-style-name="P3" draw:layer="layout" draw:type="line" svg:x1="38cm" svg:y1="15.667cm" svg:x2="22.85cm" svg:y2="18.1cm" draw:start-shape="id13" draw:start-glue-point="2" draw:end-shape="id14" draw:end-glue-point="0" svg:d="M38000 15667l-15150 2433" svg:viewBox="0 0 15151 2434">
          <text:p/>
        </draw:connector>
        <draw:connector draw:style-name="gr19" draw:text-style-name="P3" draw:layer="layout" draw:type="line" svg:x1="38cm" svg:y1="15.667cm" svg:x2="28.402cm" svg:y2="18.134cm" draw:start-shape="id13" draw:start-glue-point="2" draw:end-shape="id15" draw:end-glue-point="0" svg:d="M38000 15667l-9598 2467" svg:viewBox="0 0 9599 2468">
          <text:p/>
        </draw:connector>
        <draw:connector draw:style-name="gr19" draw:text-style-name="P3" draw:layer="layout" draw:type="line" svg:x1="38cm" svg:y1="15.667cm" svg:x2="33.55cm" svg:y2="18.133cm" draw:start-shape="id13" draw:start-glue-point="2" draw:end-shape="id16" draw:end-glue-point="0" svg:d="M38000 15667l-4450 2466" svg:viewBox="0 0 4451 2467">
          <text:p/>
        </draw:connector>
        <draw:connector draw:style-name="gr19" draw:text-style-name="P3" draw:layer="layout" draw:type="line" svg:x1="38cm" svg:y1="15.667cm" svg:x2="38.602cm" svg:y2="18.2cm" draw:start-shape="id13" draw:start-glue-point="2" draw:end-shape="id17" draw:end-glue-point="0" svg:d="M38000 15667l602 2533" svg:viewBox="0 0 603 2534">
          <text:p/>
        </draw:connector>
        <draw:connector draw:style-name="gr19" draw:text-style-name="P3" draw:layer="layout" draw:type="line" svg:x1="31.52cm" svg:y1="5.392cm" svg:x2="31.582cm" svg:y2="6.433cm" draw:start-shape="id6" draw:start-glue-point="2" draw:end-shape="id18" draw:end-glue-point="0" svg:d="M31520 5392l62 1041" svg:viewBox="0 0 63 10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3:15:01.762000000</meta:creation-date>
    <dc:date>2020-09-30T16:14:30.002000000</dc:date>
    <meta:editing-duration>PT38M29S</meta:editing-duration>
    <meta:editing-cycles>4</meta:editing-cycles>
    <meta:generator>LibreOffice/5.3.5.2$Windows_x86 LibreOffice_project/50d9bf2b0a79cdb85a3814b592608037a682059d</meta:generator>
    <meta:document-statistic meta:object-count="35"/>
  </office:meta>
</office:document-meta>
</file>